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equals( Object objectToT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am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final String namespaceURI , final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Name.getLocal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.QName(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Name.valueOf( String qNameAs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Q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String namespaceURI , String localPart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Nam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